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ff3333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990099" draw:marker-start="" draw:marker-start-width="0.35cm" draw:marker-end="Extrémités_20_de_20_flèche_20_1" draw:marker-end-width="0.35cm" draw:fill="solid" draw:fill-color="#990099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990099" draw:marker-start="" draw:marker-start-width="0.35cm" draw:marker-end="Extrémités_20_de_20_flèche_20_1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fill-color="#cc3300" draw:textarea-horizontal-align="justify" draw:textarea-vertical-align="middle" draw:auto-grow-height="false"/>
    </style:style>
    <style:style style:name="gr15" style:family="graphic" style:parent-style-name="standard">
      <style:graphic-properties draw:fill-color="#ff00cc" draw:textarea-horizontal-align="justify" draw:textarea-vertical-align="middle" draw:auto-grow-height="false"/>
    </style:style>
    <style:style style:name="gr16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"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-color="#996699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cm" svg:stroke-color="#6666ff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6666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6666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-color="#ff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3333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990099"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66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4cm" svg:height="8.7cm" svg:x="1.1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.1cm" svg:x="3.1cm" svg:y="13.8cm">
          <text:p text:style-name="P1">Alimentations+Moteu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1.1cm" svg:x="16.1cm" svg:y="13.8cm">
          <text:p text:style-name="P1">Signaux logiqu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78cm" svg:height="2.512cm" svg:x="3.422cm" svg:y="0.8cm">
          <text:p text:style-name="P1">Mechanical_Main_Board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cm" svg:y1="17.6cm" svg:x2="4.4cm" svg:y2="14.9cm">
          <text:p text:style-name="P1"><text:span text:style-name="T1">+</text:span><text:span text:style-name="T2">BATT</text:span></text:p>
          <text:p text:style-name="P1"/>
        </draw:line>
        <draw:line draw:style-name="gr5" draw:text-style-name="P1" draw:layer="layout" svg:x1="5.4cm" svg:y1="17.6cm" svg:x2="5.4cm" svg:y2="14.9cm">
          <text:p text:style-name="P1"><text:span text:style-name="T2">+12V</text:span></text:p>
          <text:p text:style-name="P1"/>
        </draw:line>
        <draw:line draw:style-name="gr5" draw:text-style-name="P1" draw:layer="layout" svg:x1="6.4cm" svg:y1="17.5cm" svg:x2="6.4cm" svg:y2="14.8cm">
          <text:p text:style-name="P1"><text:span text:style-name="T2">+5V</text:span></text:p>
          <text:p text:style-name="P1"/>
        </draw:line>
        <draw:line draw:style-name="gr5" draw:text-style-name="P1" draw:layer="layout" svg:x1="7.442cm" svg:y1="17.579cm" svg:x2="7.4cm" svg:y2="14.9cm">
          <text:p text:style-name="P1"><text:span text:style-name="T2">+5VD</text:span></text:p>
          <text:p text:style-name="P1"/>
        </draw:line>
        <draw:line draw:style-name="gr5" draw:text-style-name="P1" draw:layer="layout" svg:x1="8.3cm" svg:y1="17.6cm" svg:x2="8.3cm" svg:y2="14.9cm">
          <text:p text:style-name="P1"><text:span text:style-name="T2">+3,3V</text:span></text:p>
          <text:p text:style-name="P1"/>
        </draw:line>
        <draw:line draw:style-name="gr6" draw:text-style-name="P1" draw:layer="layout" svg:x1="24.4cm" svg:y1="17.6cm" svg:x2="24.4cm" svg:y2="14.9cm">
          <text:p text:style-name="P1"><text:span text:style-name="T3">CODEUR1[A,B,Z]</text:span></text:p>
          <text:p text:style-name="P1"/>
        </draw:line>
        <draw:line draw:style-name="gr6" draw:text-style-name="P1" draw:layer="layout" svg:x1="17.9cm" svg:y1="17.6cm" svg:x2="17.9cm" svg:y2="14.9cm">
          <text:p text:style-name="P1"><text:span text:style-name="T4">UART</text:span></text:p>
          <text:p text:style-name="P1"/>
        </draw:line>
        <draw:line draw:style-name="gr6" draw:text-style-name="P1" draw:layer="layout" svg:x1="20.3cm" svg:y1="17.6cm" svg:x2="20.3cm" svg:y2="14.9cm">
          <text:p text:style-name="P1"><text:span text:style-name="T4">IRQ[0..2]</text:span></text:p>
          <text:p text:style-name="P1"/>
        </draw:line>
        <draw:line draw:style-name="gr6" draw:text-style-name="P1" draw:layer="layout" svg:x1="23.2cm" svg:y1="17.6cm" svg:x2="23.2cm" svg:y2="14.9cm">
          <text:p text:style-name="P1"><text:span text:style-name="T4">SERVO[1..6]</text:span></text:p>
          <text:p text:style-name="P1"/>
        </draw:line>
        <draw:line draw:style-name="gr6" draw:text-style-name="P1" draw:layer="layout" svg:x1="25.5cm" svg:y1="17.6cm" svg:x2="25.5cm" svg:y2="14.9cm">
          <text:p text:style-name="P1"><text:span text:style-name="T3">CODEUR2[A,B,Z]</text:span></text:p>
          <text:p text:style-name="P1"/>
        </draw:line>
        <draw:line draw:style-name="gr7" draw:text-style-name="P1" draw:layer="layout" svg:x1="10.8cm" svg:y1="17.6cm" svg:x2="10.8cm" svg:y2="14.9cm">
          <text:p text:style-name="P1"><text:span text:style-name="T5">MOTEUR1</text:span></text:p>
          <text:p text:style-name="P1"/>
        </draw:line>
        <draw:line draw:style-name="gr8" draw:text-style-name="P1" draw:layer="layout" svg:x1="11.6cm" svg:y1="17.6cm" svg:x2="11.6cm" svg:y2="14.9cm">
          <text:p text:style-name="P1"><text:span text:style-name="T5">MOTEUR2</text:span></text:p>
          <text:p text:style-name="P1"/>
        </draw:line>
        <draw:line draw:style-name="gr8" draw:text-style-name="P1" draw:layer="layout" svg:x1="12.4cm" svg:y1="17.6cm" svg:x2="12.4cm" svg:y2="14.9cm">
          <text:p text:style-name="P1"><text:span text:style-name="T5">MOTEUR3</text:span></text:p>
          <text:p text:style-name="P1"/>
        </draw:line>
        <draw:custom-shape draw:style-name="gr9" draw:text-style-name="P1" draw:layer="layout" svg:width="5.2cm" svg:height="3.1cm" svg:x="3.7cm" svg:y="9.1cm">
          <text:p text:style-name="P1">Distribution </text:p>
          <text:p text:style-name="P1">Extérieur</text:p>
          <text:p text:style-name="P1">des alimentations</text:p>
          <text:p text:style-name="P1">x 3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3cm" svg:y1="13.7cm" svg:x2="4.3cm" svg:y2="12.2cm">
          <text:p text:style-name="P1"><text:span text:style-name="T1">+</text:span><text:span text:style-name="T2">BATT</text:span></text:p>
          <text:p text:style-name="P1"/>
        </draw:line>
        <draw:line draw:style-name="gr5" draw:text-style-name="P1" draw:layer="layout" svg:x1="5.3cm" svg:y1="13.7cm" svg:x2="5.3cm" svg:y2="12.2cm">
          <text:p text:style-name="P1"><text:span text:style-name="T2">+12V</text:span></text:p>
          <text:p text:style-name="P1"/>
        </draw:line>
        <draw:line draw:style-name="gr5" draw:text-style-name="P1" draw:layer="layout" svg:x1="6.3cm" svg:y1="13.7cm" svg:x2="6.3cm" svg:y2="12.2cm">
          <text:p text:style-name="P1"><text:span text:style-name="T2">+5V</text:span></text:p>
          <text:p text:style-name="P1"/>
        </draw:line>
        <draw:line draw:style-name="gr5" draw:text-style-name="P1" draw:layer="layout" svg:x1="7.3cm" svg:y1="13.7cm" svg:x2="7.3cm" svg:y2="12.2cm">
          <text:p text:style-name="P1"><text:span text:style-name="T2">+5VD</text:span></text:p>
          <text:p text:style-name="P1"/>
        </draw:line>
        <draw:line draw:style-name="gr5" draw:text-style-name="P1" draw:layer="layout" svg:x1="8.2cm" svg:y1="13.7cm" svg:x2="8.2cm" svg:y2="12.2cm">
          <text:p text:style-name="P1"><text:span text:style-name="T2">+3,3V</text:span></text:p>
          <text:p text:style-name="P1"/>
        </draw:line>
        <draw:custom-shape draw:style-name="gr10" draw:text-style-name="P2" draw:layer="layout" svg:width="1.3cm" svg:height="1.3cm" svg:x="1.2cm" svg:y="10cm">
          <text:p text:style-name="P1"><text:span text:style-name="T6">LED x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.5cm" svg:y1="10.7cm" svg:x2="3.7cm" svg:y2="10.7cm">
          <text:p text:style-name="P1"><text:span text:style-name="T6">Power</text:span></text:p>
          <text:p text:style-name="P1"><text:span text:style-name="T6"/></text:p>
        </draw:line>
        <draw:custom-shape draw:style-name="gr12" draw:text-style-name="P1" draw:layer="layout" svg:width="4.3cm" svg:height="1.1cm" svg:x="4.32cm" svg:y="5.279cm">
          <text:p text:style-name="P1">Alimentation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cm" svg:y1="9.1cm" svg:x2="4.5cm" svg:y2="6.4cm">
          <text:p text:style-name="P1"><text:span text:style-name="T1">+</text:span><text:span text:style-name="T2">BATT</text:span></text:p>
          <text:p text:style-name="P1"/>
        </draw:line>
        <draw:line draw:style-name="gr5" draw:text-style-name="P1" draw:layer="layout" svg:x1="5.5cm" svg:y1="9.1cm" svg:x2="5.5cm" svg:y2="6.4cm">
          <text:p text:style-name="P1"><text:span text:style-name="T2">+12V</text:span></text:p>
          <text:p text:style-name="P1"/>
        </draw:line>
        <draw:line draw:style-name="gr5" draw:text-style-name="P1" draw:layer="layout" svg:x1="6.5cm" svg:y1="9.1cm" svg:x2="6.5cm" svg:y2="6.4cm">
          <text:p text:style-name="P1"><text:span text:style-name="T2">+5V</text:span></text:p>
          <text:p text:style-name="P1"/>
        </draw:line>
        <draw:line draw:style-name="gr5" draw:text-style-name="P1" draw:layer="layout" svg:x1="7.542cm" svg:y1="9.079cm" svg:x2="7.5cm" svg:y2="6.4cm">
          <text:p text:style-name="P1"><text:span text:style-name="T2">+5VD</text:span></text:p>
          <text:p text:style-name="P1"/>
        </draw:line>
        <draw:line draw:style-name="gr5" draw:text-style-name="P1" draw:layer="layout" svg:x1="8.4cm" svg:y1="9.1cm" svg:x2="8.4cm" svg:y2="6.4cm">
          <text:p text:style-name="P1"><text:span text:style-name="T2">+3,3V</text:span></text:p>
          <text:p text:style-name="P1"/>
        </draw:line>
        <draw:line draw:style-name="gr6" draw:text-style-name="P1" draw:layer="layout" svg:x1="21.129cm" svg:y1="13.8cm" svg:x2="21.1cm" svg:y2="11.8cm">
          <text:p text:style-name="P1"><text:span text:style-name="T4">IO[0..5]</text:span></text:p>
          <text:p text:style-name="P1"/>
        </draw:line>
        <draw:line draw:style-name="gr8" draw:text-style-name="P1" draw:layer="layout" svg:x1="10.2cm" svg:y1="13.8cm" svg:x2="10.2cm" svg:y2="11.4cm">
          <text:p text:style-name="P1"><text:span text:style-name="T5">MOTEUR1</text:span></text:p>
          <text:p text:style-name="P1"/>
        </draw:line>
        <draw:line draw:style-name="gr8" draw:text-style-name="P1" draw:layer="layout" svg:x1="11.023cm" svg:y1="13.825cm" svg:x2="11cm" svg:y2="11.4cm">
          <text:p text:style-name="P1"><text:span text:style-name="T5">MOTEUR2</text:span></text:p>
          <text:p text:style-name="P1"/>
        </draw:line>
        <draw:line draw:style-name="gr8" draw:text-style-name="P1" draw:layer="layout" svg:x1="13.1cm" svg:y1="13.825cm" svg:x2="13.1cm" svg:y2="11.4cm">
          <text:p text:style-name="P1"><text:span text:style-name="T5">MOTEUR3</text:span></text:p>
          <text:p text:style-name="P1"/>
        </draw:line>
        <draw:custom-shape draw:style-name="gr13" draw:text-style-name="P1" draw:layer="layout" svg:width="2.1cm" svg:height="1.3cm" svg:x="9.3cm" svg:y="10.1cm">
          <text:p text:style-name="P1">Moteur</text:p>
          <text:p text:style-name="P1">1-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07cm" svg:height="1.3cm" svg:x="14.993cm" svg:y="10.1cm">
          <text:p text:style-name="P1">I2C</text:p>
          <text:p text:style-name="P1"><text:s/>x 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2cm" svg:height="1.1cm" svg:x="9.7cm" svg:y="5.3cm">
          <text:p text:style-name="P1">Signaux logique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8cm" svg:height="1.1cm" svg:x="24.5cm" svg:y="10cm">
          <text:p text:style-name="P1"><text:span text:style-name="T7">SERVO</text:span></text:p>
          <text:p text:style-name="P1"><text:span text:style-name="T7">x 6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158cm" svg:y1="17.6cm" svg:x2="21.158cm" svg:y2="14.9cm">
          <text:p text:style-name="P1"><text:span text:style-name="T4">IO[0..5]</text:span></text:p>
          <text:p text:style-name="P1"/>
        </draw:line>
        <draw:line draw:style-name="gr6" draw:text-style-name="P1" draw:layer="layout" svg:x1="17.037cm" svg:y1="17.6cm" svg:x2="17.037cm" svg:y2="14.9cm">
          <text:p text:style-name="P1"><text:span text:style-name="T4">I2C</text:span></text:p>
          <text:p text:style-name="P1"/>
        </draw:line>
        <draw:line draw:style-name="gr6" draw:text-style-name="P1" draw:layer="layout" svg:x1="17.972cm" svg:y1="13.8cm" svg:x2="18cm" svg:y2="9.5cm">
          <text:p text:style-name="P1"><text:span text:style-name="T4">I2C</text:span></text:p>
          <text:p text:style-name="P1"/>
        </draw:line>
        <draw:line draw:style-name="gr6" draw:text-style-name="P1" draw:layer="layout" svg:x1="18.837cm" svg:y1="13.8cm" svg:x2="18.8cm" svg:y2="9.5cm">
          <text:p text:style-name="P1"><text:span text:style-name="T4">UART 1</text:span></text:p>
          <text:p text:style-name="P1"/>
        </draw:line>
        <draw:line draw:style-name="gr17" draw:text-style-name="P1" draw:layer="layout" svg:x1="10.4cm" svg:y1="9.5cm" svg:x2="26.8cm" svg:y2="9.5cm">
          <text:p/>
        </draw:line>
        <draw:custom-shape draw:style-name="gr12" draw:text-style-name="P1" draw:layer="layout" svg:width="4.3cm" svg:height="1.1cm" svg:x="16.974cm" svg:y="5.329cm">
          <text:p text:style-name="P1">Alimentation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cm" svg:y1="8.5cm" svg:x2="17.2cm" svg:y2="6.4cm">
          <text:p text:style-name="P1"><text:span text:style-name="T1">+</text:span><text:span text:style-name="T2">BATT</text:span></text:p>
          <text:p text:style-name="P1"/>
        </draw:line>
        <draw:line draw:style-name="gr5" draw:text-style-name="P1" draw:layer="layout" svg:x1="18.1cm" svg:y1="8.5cm" svg:x2="18.1cm" svg:y2="6.4cm">
          <text:p text:style-name="P1"><text:span text:style-name="T2">+12V</text:span></text:p>
          <text:p text:style-name="P1"/>
        </draw:line>
        <draw:line draw:style-name="gr5" draw:text-style-name="P1" draw:layer="layout" svg:x1="19.1cm" svg:y1="8.4cm" svg:x2="19.1cm" svg:y2="6.4cm">
          <text:p text:style-name="P1"><text:span text:style-name="T2">+5V</text:span></text:p>
          <text:p text:style-name="P1"/>
        </draw:line>
        <draw:line draw:style-name="gr5" draw:text-style-name="P1" draw:layer="layout" svg:x1="20.1cm" svg:y1="8.4cm" svg:x2="20.1cm" svg:y2="6.4cm">
          <text:p text:style-name="P1"><text:span text:style-name="T2">+5VD</text:span></text:p>
          <text:p text:style-name="P1"/>
        </draw:line>
        <draw:line draw:style-name="gr5" draw:text-style-name="P1" draw:layer="layout" svg:x1="21cm" svg:y1="8.4cm" svg:x2="21cm" svg:y2="6.4cm">
          <text:p text:style-name="P1"><text:span text:style-name="T2">+3,3V</text:span></text:p>
          <text:p text:style-name="P1"/>
        </draw:line>
        <draw:line draw:style-name="gr18" draw:text-style-name="P1" draw:layer="layout" svg:x1="4.4cm" svg:y1="8.4cm" svg:x2="20.9cm" svg:y2="8.4cm">
          <text:p/>
        </draw:line>
        <draw:custom-shape draw:style-name="gr19" draw:text-style-name="P3" draw:layer="layout" svg:width="1.4cm" svg:height="1.9cm" svg:x="20.4cm" svg:y="10cm">
          <text:p text:style-name="P1"><text:span text:style-name="T7">I/O </text:span></text:p>
          <text:p text:style-name="P1"><text:span text:style-name="T7">+5V</text:span></text:p>
          <text:p text:style-name="P1"><text:span text:style-name="T7">x 3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5.429cm" svg:y1="13.8cm" svg:x2="25.429cm" svg:y2="11.1cm">
          <text:p text:style-name="P1"><text:span text:style-name="T4">SERVO[1..6]</text:span></text:p>
          <text:p text:style-name="P1"/>
        </draw:line>
        <draw:line draw:style-name="gr6" draw:text-style-name="P1" draw:layer="layout" svg:x1="13.3cm" svg:y1="9.5cm" svg:x2="13.3cm" svg:y2="6.4cm">
          <text:p text:style-name="P1"><text:span text:style-name="T4">UART 1</text:span></text:p>
          <text:p text:style-name="P1"/>
        </draw:line>
        <draw:line draw:style-name="gr6" draw:text-style-name="P1" draw:layer="layout" svg:x1="10.4cm" svg:y1="9.5cm" svg:x2="10.4cm" svg:y2="6.4cm">
          <text:p text:style-name="P1"><text:span text:style-name="T4">IRQ 0</text:span></text:p>
          <text:p text:style-name="P1"/>
        </draw:line>
        <draw:line draw:style-name="gr6" draw:text-style-name="P1" draw:layer="layout" svg:x1="26.663cm" svg:y1="9.5cm" svg:x2="26.663cm" svg:y2="6.4cm">
          <text:p text:style-name="P1"><text:span text:style-name="T4">UART 2</text:span></text:p>
          <text:p text:style-name="P1"/>
        </draw:line>
        <draw:line draw:style-name="gr6" draw:text-style-name="P1" draw:layer="layout" svg:x1="25.3cm" svg:y1="9.5cm" svg:x2="25.3cm" svg:y2="6.4cm">
          <text:p text:style-name="P1"><text:span text:style-name="T4">I2C</text:span></text:p>
          <text:p text:style-name="P1"/>
        </draw:line>
        <draw:line draw:style-name="gr6" draw:text-style-name="P1" draw:layer="layout" svg:x1="11.835cm" svg:y1="9.5cm" svg:x2="11.835cm" svg:y2="6.4cm">
          <text:p text:style-name="P1"><text:span text:style-name="T4">I2C</text:span></text:p>
          <text:p text:style-name="P1"/>
        </draw:line>
        <draw:line draw:style-name="gr6" draw:text-style-name="P1" draw:layer="layout" svg:x1="23.935cm" svg:y1="9.5cm" svg:x2="23.935cm" svg:y2="6.4cm">
          <text:p text:style-name="P1"><text:span text:style-name="T4">IRQ 2</text:span></text:p>
          <text:p text:style-name="P1"/>
        </draw:line>
        <draw:line draw:style-name="gr20" draw:text-style-name="P1" draw:layer="layout" svg:x1="14.5cm" svg:y1="6.4cm" svg:x2="14.5cm" svg:y2="9cm">
          <text:p/>
        </draw:line>
        <draw:line draw:style-name="gr21" draw:text-style-name="P1" draw:layer="layout" svg:x1="14.5cm" svg:y1="9cm" svg:x2="22.7cm" svg:y2="9cm">
          <text:p text:style-name="P1"><text:span text:style-name="T8">UART 3 (croisé)</text:span></text:p>
          <text:p text:style-name="P1"/>
        </draw:line>
        <draw:line draw:style-name="gr22" draw:text-style-name="P1" draw:layer="layout" svg:x1="22.7cm" svg:y1="9cm" svg:x2="22.7cm" svg:y2="6.4cm">
          <text:p/>
        </draw:line>
        <draw:line draw:style-name="gr6" draw:text-style-name="P1" draw:layer="layout" svg:x1="19.678cm" svg:y1="13.8cm" svg:x2="19.641cm" svg:y2="9.5cm">
          <text:p text:style-name="P1"><text:span text:style-name="T4">UART 2</text:span></text:p>
          <text:p text:style-name="P1"/>
        </draw:line>
        <draw:custom-shape draw:style-name="gr4" draw:text-style-name="P1" draw:layer="layout" svg:width="23.6cm" svg:height="2.4cm" svg:x="2.923cm" svg:y="17.589cm">
          <text:p text:style-name="P1">Power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778cm" svg:height="2.512cm" svg:x="16.422cm" svg:y="0.8cm">
          <text:p text:style-name="P1">Mechanical_Main_Board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5cm" svg:y1="5.15cm" svg:x2="4.5cm" svg:y2="3.3cm">
          <text:p text:style-name="P1"><text:span text:style-name="T1">+</text:span><text:span text:style-name="T2">BATT</text:span></text:p>
          <text:p text:style-name="P1"/>
        </draw:line>
        <draw:line draw:style-name="gr5" draw:text-style-name="P1" draw:layer="layout" svg:x1="5.554cm" svg:y1="5.15cm" svg:x2="5.554cm" svg:y2="3.3cm">
          <text:p text:style-name="P1"><text:span text:style-name="T2">+12V</text:span></text:p>
          <text:p text:style-name="P1"/>
        </draw:line>
        <draw:line draw:style-name="gr5" draw:text-style-name="P1" draw:layer="layout" svg:x1="6.554cm" svg:y1="5.15cm" svg:x2="6.554cm" svg:y2="3.3cm">
          <text:p text:style-name="P1"><text:span text:style-name="T2">+5V</text:span></text:p>
          <text:p text:style-name="P1"/>
        </draw:line>
        <draw:line draw:style-name="gr5" draw:text-style-name="P1" draw:layer="layout" svg:x1="7.596cm" svg:y1="5.136cm" svg:x2="7.554cm" svg:y2="3.3cm">
          <text:p text:style-name="P1"><text:span text:style-name="T2">+5VD</text:span></text:p>
          <text:p text:style-name="P1"/>
        </draw:line>
        <draw:line draw:style-name="gr5" draw:text-style-name="P1" draw:layer="layout" svg:x1="8.454cm" svg:y1="5.15cm" svg:x2="8.454cm" svg:y2="3.3cm">
          <text:p text:style-name="P1"><text:span text:style-name="T2">+3,3V</text:span></text:p>
          <text:p text:style-name="P1"/>
        </draw:line>
        <draw:line draw:style-name="gr5" draw:text-style-name="P1" draw:layer="layout" svg:x1="17.128cm" svg:y1="5.2cm" svg:x2="17.128cm" svg:y2="3.35cm">
          <text:p text:style-name="P1"><text:span text:style-name="T1">+</text:span><text:span text:style-name="T2">BATT</text:span></text:p>
          <text:p text:style-name="P1"/>
        </draw:line>
        <draw:line draw:style-name="gr5" draw:text-style-name="P1" draw:layer="layout" svg:x1="18.128cm" svg:y1="5.2cm" svg:x2="18.128cm" svg:y2="3.35cm">
          <text:p text:style-name="P1"><text:span text:style-name="T2">+12V</text:span></text:p>
          <text:p text:style-name="P1"/>
        </draw:line>
        <draw:line draw:style-name="gr5" draw:text-style-name="P1" draw:layer="layout" svg:x1="19.128cm" svg:y1="5.2cm" svg:x2="19.128cm" svg:y2="3.35cm">
          <text:p text:style-name="P1"><text:span text:style-name="T2">+5V</text:span></text:p>
          <text:p text:style-name="P1"/>
        </draw:line>
        <draw:line draw:style-name="gr5" draw:text-style-name="P1" draw:layer="layout" svg:x1="20.17cm" svg:y1="5.186cm" svg:x2="20.128cm" svg:y2="3.35cm">
          <text:p text:style-name="P1"><text:span text:style-name="T2">+5VD</text:span></text:p>
          <text:p text:style-name="P1"/>
        </draw:line>
        <draw:line draw:style-name="gr5" draw:text-style-name="P1" draw:layer="layout" svg:x1="21.028cm" svg:y1="5.2cm" svg:x2="21.028cm" svg:y2="3.35cm">
          <text:p text:style-name="P1"><text:span text:style-name="T2">+3,3V</text:span></text:p>
          <text:p text:style-name="P1"/>
        </draw:line>
        <draw:line draw:style-name="gr6" draw:text-style-name="P1" draw:layer="layout" svg:x1="13.335cm" svg:y1="5.3cm" svg:x2="13.335cm" svg:y2="3.3cm">
          <text:p text:style-name="P1"><text:span text:style-name="T4">UART 1</text:span></text:p>
          <text:p text:style-name="P1"/>
        </draw:line>
        <draw:line draw:style-name="gr6" draw:text-style-name="P1" draw:layer="layout" svg:x1="10.435cm" svg:y1="5.3cm" svg:x2="10.435cm" svg:y2="3.3cm">
          <text:p text:style-name="P1"><text:span text:style-name="T4">IRQ 0</text:span></text:p>
          <text:p text:style-name="P1"/>
        </draw:line>
        <draw:line draw:style-name="gr6" draw:text-style-name="P1" draw:layer="layout" svg:x1="11.87cm" svg:y1="5.3cm" svg:x2="11.87cm" svg:y2="3.3cm">
          <text:p text:style-name="P1"><text:span text:style-name="T4">I2C</text:span></text:p>
          <text:p text:style-name="P1"/>
        </draw:line>
        <draw:line draw:style-name="gr23" draw:text-style-name="P1" draw:layer="layout" svg:x1="14.5cm" svg:y1="5.3cm" svg:x2="14.5cm" svg:y2="3.3cm">
          <text:p text:style-name="P1"><text:span text:style-name="T8">UART 3</text:span></text:p>
          <text:p text:style-name="P1"><text:span text:style-name="T4"/></text:p>
        </draw:line>
        <draw:line draw:style-name="gr6" draw:text-style-name="P1" draw:layer="layout" svg:x1="26.663cm" svg:y1="5.3cm" svg:x2="26.663cm" svg:y2="3.3cm">
          <text:p text:style-name="P1"><text:span text:style-name="T4">UART 2</text:span></text:p>
          <text:p text:style-name="P1"/>
        </draw:line>
        <draw:line draw:style-name="gr6" draw:text-style-name="P1" draw:layer="layout" svg:x1="25.3cm" svg:y1="5.3cm" svg:x2="25.3cm" svg:y2="3.3cm">
          <text:p text:style-name="P1"><text:span text:style-name="T4">I2C</text:span></text:p>
          <text:p text:style-name="P1"/>
        </draw:line>
        <draw:line draw:style-name="gr6" draw:text-style-name="P1" draw:layer="layout" svg:x1="23.935cm" svg:y1="5.3cm" svg:x2="23.935cm" svg:y2="3.3cm">
          <text:p text:style-name="P1"><text:span text:style-name="T4">IRQ 2</text:span></text:p>
          <text:p text:style-name="P1"/>
        </draw:line>
        <draw:custom-shape draw:style-name="gr15" draw:text-style-name="P1" draw:layer="layout" svg:width="5.2cm" svg:height="1.1cm" svg:x="22cm" svg:y="5.3cm">
          <text:p text:style-name="P1">Signaux logiques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2.693cm" svg:y1="5.3cm" svg:x2="22.7cm" svg:y2="3.3cm">
          <text:p text:style-name="P1"><text:span text:style-name="T8">UART 3</text:span></text:p>
          <text:p text:style-name="P1"><text:span text:style-name="T4"/></text:p>
        </draw:line>
        <draw:line draw:style-name="gr24" draw:text-style-name="P1" draw:layer="layout" svg:x1="18cm" svg:y1="12.5cm" svg:x2="16.2cm" svg:y2="12.5cm">
          <text:p/>
        </draw:line>
        <draw:line draw:style-name="gr25" draw:text-style-name="P1" draw:layer="layout" svg:x1="16.2cm" svg:y1="12.5cm" svg:x2="16.2cm" svg:y2="11.4cm">
          <text:p/>
        </draw:line>
        <draw:custom-shape draw:style-name="gr26" draw:text-style-name="P1" draw:layer="layout" svg:width="2.407cm" svg:height="1.3cm" svg:x="11.9cm" svg:y="10.1cm">
          <text:p text:style-name="P1">Moteur</text:p>
          <text:p text:style-name="P1">3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3.129cm" svg:y1="13.8cm" svg:x2="23.1cm" svg:y2="11.9cm">
          <text:p text:style-name="P1"><text:span text:style-name="T4">IO[0..5]</text:span></text:p>
          <text:p text:style-name="P1"/>
        </draw:line>
        <draw:custom-shape draw:style-name="gr19" draw:text-style-name="P3" draw:layer="layout" svg:width="1.2cm" svg:height="1.9cm" svg:x="22.5cm" svg:y="10cm">
          <text:p text:style-name="P1"><text:span text:style-name="T7">I/O</text:span></text:p>
          <text:p text:style-name="P1"><text:span text:style-name="T7">+12V</text:span></text:p>
          <text:p text:style-name="P1"><text:span text:style-name="T7">x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21:42:17.522746352</meta:creation-date>
    <dc:date>2015-07-21T20:43:24.336467931</dc:date>
    <meta:editing-duration>PT1H20M15S</meta:editing-duration>
    <meta:editing-cycles>9</meta:editing-cycles>
    <meta:generator>LibreOffice/4.2.8.2$Linux_X86_64 LibreOffice_project/420m0$Build-2</meta:generator>
    <meta:document-statistic meta:object-count="89"/>
  </office:meta>
</office:document-meta>
</file>